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18e53" officeooo:paragraph-rsid="00018e53"/>
    </style:style>
    <style:style style:name="P2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28461" officeooo:paragraph-rsid="00028461"/>
    </style:style>
    <style:style style:name="P3" style:family="paragraph" style:parent-style-name="Standard">
      <style:text-properties officeooo:rsid="00018e53" officeooo:paragraph-rsid="00018e53"/>
    </style:style>
    <style:style style:name="P4" style:family="paragraph" style:parent-style-name="Standard">
      <style:text-properties officeooo:rsid="00028461" officeooo:paragraph-rsid="00028461"/>
    </style:style>
    <style:style style:name="P5" style:family="paragraph" style:parent-style-name="Standard">
      <style:text-properties officeooo:paragraph-rsid="00018e53"/>
    </style:style>
    <style:style style:name="P6" style:family="paragraph" style:parent-style-name="Standard">
      <style:text-properties officeooo:rsid="00028461" officeooo:paragraph-rsid="00028461"/>
    </style:style>
    <style:style style:name="P7" style:family="paragraph" style:parent-style-name="Standard">
      <style:text-properties officeooo:rsid="0003d271" officeooo:paragraph-rsid="0003d271"/>
    </style:style>
    <style:style style:name="T1" style:family="text">
      <style:text-properties officeooo:rsid="000394cb"/>
    </style:style>
    <style:style style:name="T2" style:family="text">
      <style:text-properties officeooo:rsid="0003b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</text:p>
      <text:p text:style-name="P3"/>
      <text:p text:style-name="P3">Python 3.8</text:p>
      <text:p text:style-name="P5">pip install django<text:span text:style-name="T2">[</text:span>==3.1.1<text:span text:style-name="T2">]</text:span></text:p>
      <text:p text:style-name="P3">Wenn Python global installiert ist, muss pip von einer Admin-Konsole gestartet werden</text:p>
      <text:p text:style-name="P3"/>
      <text:p text:style-name="P3">Projekt erstellen</text:p>
      <text:p text:style-name="P3"/>
      <text:p text:style-name="P1">django-admin startproject mysite</text:p>
      <text:p text:style-name="P3"/>
      <text:p text:style-name="P3">Server starten</text:p>
      <text:p text:style-name="P3"/>
      <text:p text:style-name="P1">python manage.py runserver</text:p>
      <text:p text:style-name="P3"/>
      <text:p text:style-name="P4">App ers<text:span text:style-name="T1">t</text:span>ellen</text:p>
      <text:p text:style-name="P4"/>
      <text:p text:style-name="P2">python manage.py startapp App-Name</text:p>
      <text:p text:style-name="P2"/>
      <text:p text:style-name="P2">Erster Test</text:p>
      <text:p text:style-name="P2"/>
      <text:p text:style-name="P2">polls/views.py</text:p>
      <text:p text:style-name="P2">from django.http import HttpResponse</text:p>
      <text:p text:style-name="P2"/>
      <text:p text:style-name="P2"/>
      <text:p text:style-name="P2">def index(request):</text:p>
      <text:p text:style-name="P2"><text:s text:c="4"/>return HttpResponse("Hello, world. You're at the polls index.")</text:p>
      <text:p text:style-name="P4"/>
      <text:p text:style-name="P4">Views anpassen</text:p>
      <text:p text:style-name="P4">from django.urls import path</text:p>
      <text:p text:style-name="P4"/>
      <text:p text:style-name="P4">from . import views</text:p>
      <text:p text:style-name="P4"/>
      <text:p text:style-name="P4">urlpatterns = [</text:p>
      <text:p text:style-name="P4"><text:s text:c="4"/>path('', views.index, name='index'),</text:p>
      <text:p text:style-name="P4">]</text:p>
      <text:p text:style-name="P4"/>
      <text:p text:style-name="P7">setting.py → installed 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22:51:28.583569259</meta:creation-date>
    <dc:date>2021-03-13T22:18:39.234326107</dc:date>
    <meta:editing-duration>PT2H39M2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71" meta:character-count="551" meta:non-whitespace-character-count="493"/>
  </office:meta>
</office:document-meta>
</file>